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2.6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/>
    </style:style>
    <style:style style:name="T1" style:family="text">
      <style:text-properties style:text-position="33% 58%" fo:font-size="28pt" style:font-size-asian="28pt" style:font-size-complex="28pt"/>
    </style:style>
    <style:style style:name="T2" style:family="text">
      <style:text-properties style:text-position="-33% 58%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286cm" svg:x="2.651cm" svg:y="3.032cm">
          <text:p text:style-name="P1"><text:span text:style-name="T1">A</text:span><text:span text:style-name="T2">Z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8.016cm" svg:y="3.032cm">
          <text:p text:style-name="P1"><text:span text:style-name="T1">A</text:span><text:span text:style-name="T2">Z+1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13.287cm" svg:y="3.032cm">
          <text:p text:style-name="P1"><text:span text:style-name="T1">A</text:span><text:span text:style-name="T2">Z+2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18.465cm" svg:y="3cm">
          <text:p text:style-name="P1"><text:span text:style-name="T1">A</text:span><text:span text:style-name="T2">Z+3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23.706cm" svg:y="2.968cm">
          <text:p text:style-name="P1"><text:span text:style-name="T1">A</text:span><text:span text:style-name="T2">Z+4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7.985cm" svg:y="6.588cm">
          <text:p text:style-name="P1"><text:span text:style-name="T1">A-1</text:span><text:span text:style-name="T2">Z+1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7.985cm" svg:y="10.144cm">
          <text:p text:style-name="P1"><text:span text:style-name="T1">A-2</text:span><text:span text:style-name="T2">Z+1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13.319cm" svg:y="6.588cm">
          <text:p text:style-name="P1"><text:span text:style-name="T1">A-1</text:span><text:span text:style-name="T2">Z+2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13.192cm" svg:y="10.271cm">
          <text:p text:style-name="P1"><text:span text:style-name="T1">A-2</text:span><text:span text:style-name="T2">Z+2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18.526cm" svg:y="6.588cm">
          <text:p text:style-name="P1"><text:span text:style-name="T1">A-1</text:span><text:span text:style-name="T2">Z+3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23.701cm" svg:y="6.588cm">
          <text:p text:style-name="P1"><text:span text:style-name="T1">A-1</text:span><text:span text:style-name="T2">Z+4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286cm" svg:x="18.526cm" svg:y="10.271cm">
          <text:p text:style-name="P1"><text:span text:style-name="T1">A-2</text:span><text:span text:style-name="T2">Z+3</text:span><text:span text:style-name="T3">X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4.175cm" svg:x2="7.985cm" svg:y2="4.175cm">
          <text:p/>
        </draw:line>
        <draw:line draw:style-name="gr2" draw:text-style-name="P2" draw:layer="layout" svg:x1="11.287cm" svg:y1="4.175cm" svg:x2="13.319cm" svg:y2="4.175cm">
          <text:p/>
        </draw:line>
        <draw:line draw:style-name="gr2" draw:text-style-name="P2" draw:layer="layout" svg:x1="16.494cm" svg:y1="4.175cm" svg:x2="18.526cm" svg:y2="4.175cm">
          <text:p/>
        </draw:line>
        <draw:line draw:style-name="gr2" draw:text-style-name="P2" draw:layer="layout" svg:x1="21.701cm" svg:y1="4.048cm" svg:x2="23.733cm" svg:y2="4.048cm">
          <text:p/>
        </draw:line>
        <draw:line draw:style-name="gr2" draw:text-style-name="P2" draw:layer="layout" svg:x1="21.701cm" svg:y1="7.604cm" svg:x2="23.733cm" svg:y2="7.604cm">
          <text:p/>
        </draw:line>
        <draw:line draw:style-name="gr2" draw:text-style-name="P2" draw:layer="layout" svg:x1="16.494cm" svg:y1="7.731cm" svg:x2="18.526cm" svg:y2="7.731cm">
          <text:p/>
        </draw:line>
        <draw:line draw:style-name="gr2" draw:text-style-name="P2" draw:layer="layout" svg:x1="11.16cm" svg:y1="7.731cm" svg:x2="13.192cm" svg:y2="7.731cm">
          <text:p/>
        </draw:line>
        <draw:line draw:style-name="gr2" draw:text-style-name="P2" draw:layer="layout" svg:x1="5.953cm" svg:y1="4.175cm" svg:x2="7.858cm" svg:y2="7.858cm">
          <text:p/>
        </draw:line>
        <draw:line draw:style-name="gr2" draw:text-style-name="P2" draw:layer="layout" svg:x1="16.494cm" svg:y1="11.414cm" svg:x2="18.526cm" svg:y2="15.097cm">
          <text:p/>
        </draw:line>
        <draw:line draw:style-name="gr2" draw:text-style-name="P2" draw:layer="layout" svg:x1="11.16cm" svg:y1="11.287cm" svg:x2="13.319cm" svg:y2="11.287cm">
          <text:p/>
        </draw:line>
        <draw:line draw:style-name="gr2" draw:text-style-name="P2" draw:layer="layout" svg:x1="16.367cm" svg:y1="11.287cm" svg:x2="18.399cm" svg:y2="11.287cm">
          <text:p/>
        </draw:line>
        <draw:frame draw:style-name="gr3" draw:text-style-name="P3" draw:layer="layout" svg:width="0.853cm" svg:height="1.089cm" svg:x="6.497cm" svg:y="3.34cm">
          <draw:text-box>
            <text:p>1</text:p>
          </draw:text-box>
        </draw:frame>
        <draw:frame draw:style-name="gr3" draw:text-style-name="P3" draw:layer="layout" svg:width="0.853cm" svg:height="1.089cm" svg:x="11.831cm" svg:y="3.213cm">
          <draw:text-box>
            <text:p>2</text:p>
          </draw:text-box>
        </draw:frame>
        <draw:frame draw:style-name="gr3" draw:text-style-name="P3" draw:layer="layout" svg:width="0.853cm" svg:height="1.089cm" svg:x="17.002cm" svg:y="3.286cm">
          <draw:text-box>
            <text:p>7</text:p>
          </draw:text-box>
        </draw:frame>
        <draw:frame draw:style-name="gr4" draw:text-style-name="P3" draw:layer="layout" svg:width="1.488cm" svg:height="1.673cm" svg:x="22.118cm" svg:y="3.213cm">
          <draw:text-box>
            <text:p>12</text:p>
          </draw:text-box>
        </draw:frame>
        <draw:frame draw:style-name="gr3" draw:text-style-name="P3" draw:layer="layout" svg:width="0.853cm" svg:height="1.089cm" svg:x="6.878cm" svg:y="5.499cm">
          <draw:text-box>
            <text:p>4</text:p>
          </draw:text-box>
        </draw:frame>
        <draw:frame draw:style-name="gr3" draw:text-style-name="P3" draw:layer="layout" svg:width="0.853cm" svg:height="1.089cm" svg:x="7.005cm" svg:y="7.912cm">
          <draw:text-box>
            <text:p>6</text:p>
          </draw:text-box>
        </draw:frame>
        <draw:frame draw:style-name="gr5" draw:text-style-name="P3" draw:layer="layout" svg:width="0.853cm" svg:height="0.962cm" svg:x="11.577cm" svg:y="6.715cm">
          <draw:text-box>
            <text:p>5</text:p>
          </draw:text-box>
        </draw:frame>
        <draw:frame draw:style-name="gr3" draw:text-style-name="P3" draw:layer="layout" svg:width="0.853cm" svg:height="1.089cm" svg:x="16.875cm" svg:y="6.715cm">
          <draw:text-box>
            <text:p>9</text:p>
          </draw:text-box>
        </draw:frame>
        <draw:frame draw:style-name="gr4" draw:text-style-name="P3" draw:layer="layout" svg:width="1.361cm" svg:height="1.673cm" svg:x="22.245cm" svg:y="6.642cm">
          <draw:text-box>
            <text:p>13</text:p>
          </draw:text-box>
        </draw:frame>
        <draw:frame draw:style-name="gr4" draw:text-style-name="P3" draw:layer="layout" svg:width="1.234cm" svg:height="1.673cm" svg:x="11.287cm" svg:y="10.325cm">
          <draw:text-box>
            <text:p>11</text:p>
          </draw:text-box>
        </draw:frame>
        <draw:frame draw:style-name="gr4" draw:text-style-name="P3" draw:layer="layout" svg:width="1.488cm" svg:height="1.673cm" svg:x="16.784cm" svg:y="10.271cm">
          <draw:text-box>
            <text:p>15</text:p>
          </draw:text-box>
        </draw:frame>
        <draw:line draw:style-name="gr2" draw:text-style-name="P2" draw:layer="layout" svg:x1="11.287cm" svg:y1="4.175cm" svg:x2="13.192cm" svg:y2="6.461cm">
          <text:p/>
        </draw:line>
        <draw:line draw:style-name="gr2" draw:text-style-name="P2" draw:layer="layout" svg:x1="16.494cm" svg:y1="4.302cm" svg:x2="18.399cm" svg:y2="6.588cm">
          <text:p/>
        </draw:line>
        <draw:line draw:style-name="gr2" draw:text-style-name="P2" draw:layer="layout" svg:x1="11.16cm" svg:y1="7.731cm" svg:x2="13.192cm" svg:y2="11.287cm">
          <text:p/>
        </draw:line>
        <draw:line draw:style-name="gr2" draw:text-style-name="P2" draw:layer="layout" svg:x1="16.494cm" svg:y1="7.731cm" svg:x2="18.526cm" svg:y2="11.287cm">
          <text:p/>
        </draw:line>
        <draw:frame draw:style-name="gr4" draw:text-style-name="P3" draw:layer="layout" svg:width="1.524cm" svg:height="1.673cm" svg:x="12.049cm" svg:y="9.001cm">
          <draw:text-box>
            <text:p>10</text:p>
          </draw:text-box>
        </draw:frame>
        <draw:frame draw:style-name="gr4" draw:text-style-name="P3" draw:layer="layout" svg:width="1.361cm" svg:height="1.673cm" svg:x="17.419cm" svg:y="8.874cm">
          <draw:text-box>
            <text:p>14</text:p>
          </draw:text-box>
        </draw:frame>
        <draw:frame draw:style-name="gr5" draw:text-style-name="P3" draw:layer="layout" svg:width="0.853cm" svg:height="0.962cm" svg:x="17.51cm" svg:y="4.864cm">
          <draw:text-box>
            <text:p>8</text:p>
          </draw:text-box>
        </draw:frame>
        <draw:frame draw:style-name="gr5" draw:text-style-name="P3" draw:layer="layout" svg:width="0.853cm" svg:height="0.962cm" svg:x="12.049cm" svg:y="4.556cm">
          <draw:text-box>
            <text:p>3</text:p>
          </draw:text-box>
        </draw:frame>
        <draw:frame draw:style-name="gr3" draw:text-style-name="P4" draw:layer="layout" svg:width="0.853cm" svg:height="1.089cm" svg:x="2.651cm" svg:y="2.959cm">
          <draw:text-box>
            <text:p><text:span text:style-name="T4">1</text:span></text:p>
          </draw:text-box>
        </draw:frame>
        <draw:frame draw:style-name="gr3" draw:text-style-name="P4" draw:layer="layout" svg:width="0.853cm" svg:height="1.089cm" svg:x="7.985cm" svg:y="3.032cm">
          <draw:text-box>
            <text:p><text:span text:style-name="T4">2</text:span></text:p>
          </draw:text-box>
        </draw:frame>
        <draw:frame draw:style-name="gr3" draw:text-style-name="P4" draw:layer="layout" svg:width="0.853cm" svg:height="1.089cm" svg:x="13.228cm" svg:y="3.032cm">
          <draw:text-box>
            <text:p><text:span text:style-name="T4">4</text:span></text:p>
          </draw:text-box>
        </draw:frame>
        <draw:frame draw:style-name="gr3" draw:text-style-name="P4" draw:layer="layout" svg:width="0.853cm" svg:height="1.089cm" svg:x="18.435cm" svg:y="3.032cm">
          <draw:text-box>
            <text:p><text:span text:style-name="T4">7</text:span></text:p>
          </draw:text-box>
        </draw:frame>
        <draw:frame draw:style-name="gr3" draw:text-style-name="P4" draw:layer="layout" svg:width="0.853cm" svg:height="1.089cm" svg:x="7.894cm" svg:y="6.642cm">
          <draw:text-box>
            <text:p><text:span text:style-name="T4">3</text:span></text:p>
          </draw:text-box>
        </draw:frame>
        <draw:frame draw:style-name="gr3" draw:text-style-name="P4" draw:layer="layout" svg:width="0.853cm" svg:height="1.089cm" svg:x="13.319cm" svg:y="6.588cm">
          <draw:text-box>
            <text:p><text:span text:style-name="T4">5</text:span></text:p>
          </draw:text-box>
        </draw:frame>
        <draw:frame draw:style-name="gr3" draw:text-style-name="P4" draw:layer="layout" svg:width="0.853cm" svg:height="1.089cm" svg:x="18.526cm" svg:y="6.588cm">
          <draw:text-box>
            <text:p><text:span text:style-name="T4">8</text:span></text:p>
          </draw:text-box>
        </draw:frame>
        <draw:frame draw:style-name="gr3" draw:text-style-name="P4" draw:layer="layout" svg:width="0.853cm" svg:height="1.089cm" svg:x="8.021cm" svg:y="10.144cm">
          <draw:text-box>
            <text:p><text:span text:style-name="T4">6</text:span></text:p>
          </draw:text-box>
        </draw:frame>
        <draw:frame draw:style-name="gr3" draw:text-style-name="P4" draw:layer="layout" svg:width="0.853cm" svg:height="1.089cm" svg:x="13.192cm" svg:y="10.271cm">
          <draw:text-box>
            <text:p><text:span text:style-name="T4">9</text:span></text:p>
          </draw:text-box>
        </draw:frame>
        <draw:custom-shape draw:style-name="gr1" draw:text-style-name="P1" draw:layer="layout" svg:width="3.175cm" svg:height="2.286cm" svg:x="13.192cm" svg:y="13.827cm">
          <text:p text:style-name="P1"><text:span text:style-name="T1">A-3</text:span><text:span text:style-name="T2">Z+2</text:span><text:span text:style-name="T3">X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5cm" svg:y1="4.175cm" svg:x2="7.997cm" svg:y2="11.541cm">
          <text:p/>
        </draw:line>
        <draw:frame draw:style-name="gr4" draw:text-style-name="P3" draw:layer="layout" svg:width="1.524cm" svg:height="1.673cm" svg:x="11.795cm" svg:y="12.154cm">
          <draw:text-box>
            <text:p>16</text:p>
          </draw:text-box>
        </draw:frame>
        <draw:custom-shape draw:style-name="gr1" draw:text-style-name="P1" draw:layer="layout" svg:width="3.175cm" svg:height="2.286cm" svg:x="18.526cm" svg:y="14.081cm">
          <text:p text:style-name="P1"><text:span text:style-name="T1">A-3</text:span><text:span text:style-name="T2">Z+3</text:span><text:span text:style-name="T3">X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6cm" svg:y1="11.414cm" svg:x2="13.192cm" svg:y2="15.097cm">
          <text:p/>
        </draw:line>
        <draw:frame draw:style-name="gr4" draw:text-style-name="P3" draw:layer="layout" svg:width="1.524cm" svg:height="1.673cm" svg:x="17.51cm" svg:y="12.535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3:10:23.071457874</meta:creation-date>
    <dc:date>2017-09-15T10:12:24.756533133</dc:date>
    <meta:editing-duration>PT15H16M58S</meta:editing-duration>
    <meta:editing-cycles>8</meta:editing-cycles>
    <meta:generator>LibreOffice/5.0.6.2$Linux_X86_64 LibreOffice_project/00$Build-2</meta:generator>
    <meta:document-statistic meta:object-count="57"/>
  </office:meta>
</office:document-meta>
</file>